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notes">
      <style:graphic-properties draw:fill-color="#ffffff" fo:min-height="12.322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r9" style:family="presentation" style:parent-style-name="Android1-outline1">
      <style:graphic-properties draw:fill-color="#ffffff" fo:min-height="13.609cm"/>
    </style:style>
    <style:style style:name="P1" style:family="paragraph">
      <style:paragraph-properties fo:margin-left="0cm" fo:margin-right="0cm" fo:text-indent="0cm"/>
      <style:text-properties style:use-window-font-color="true" fo:font-family="Corbel" style:font-pitch="variable" fo:font-size="96pt" style:font-size-asian="96pt" style:font-size-complex="96pt"/>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text-properties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fo:font-style="normal" style:font-style-asian="normal" style:font-style-complex="normal"/>
    </style:style>
    <style:style style:name="T3" style:family="text">
      <style:text-properties fo:font-family="Consolas" style:font-pitch="fixed" fo:font-style="normal" style:font-style-asian="normal" style:font-style-complex="normal"/>
    </style:style>
    <style:style style:name="T4" style:family="text">
      <style:text-properties fo:font-family="Consolas" style:font-family-generic="swiss" style:font-pitch="variable"/>
    </style:style>
    <style:style style:name="T5" style:family="text">
      <style:text-properties fo:font-size="20pt"/>
    </style:style>
    <style:style style:name="T6" style:family="text">
      <style:text-properties fo:font-family="Consolas" style:font-pitch="fixed"/>
    </style:style>
    <style:style style:name="T7" style:family="text">
      <style:text-properties fo:font-family="Consolas" style:font-pitch="fixed" fo:font-size="20pt"/>
    </style:style>
    <style:style style:name="T8" style:family="text">
      <style:text-properties fo:font-family="Consola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draw:id="id1">
        <office:forms form:automatic-focus="false" form:apply-design-mode="false"/>
        <draw:frame presentation:style-name="pr1" draw:text-style-name="P2" draw:layer="layout" svg:width="25.199cm" svg:height="13.86cm" svg:x="1.4cm" svg:y="4.914cm" presentation:class="subtitle">
          <draw:text-box>
            <text:p text:style-name="P1"><text:span text:style-name="T1">The Activity Lifecycle</text:span></text:p>
          </draw:text-box>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Android1" presentation:presentation-page-layout-name="AL2T1" draw:id="id2">
        <office:forms form:automatic-focus="false" form:apply-design-mode="false"/>
        <draw:frame presentation:style-name="pr3" draw:text-style-name="P4" draw:layer="layout" svg:width="25.199cm" svg:height="3.507cm" svg:x="1.4cm" svg:y="0.837cm" presentation:class="title">
          <draw:text-box>
            <text:p text:style-name="P4">Characteristics of Activities</text:p>
          </draw:text-box>
        </draw:frame>
        <draw:frame presentation:style-name="pr4" draw:text-style-name="P5" draw:layer="layout" svg:width="25.199cm" svg:height="13.86cm" svg:x="1.4cm" svg:y="4.914cm" presentation:class="outline" presentation:user-transformed="true">
          <draw:text-box>
            <text:list text:style-name="L2">
              <text:list-item>
                <text:p text:style-name="P4">Applications can have one or several activities</text:p>
                <text:list>
                  <text:list-item>
                    <text:p text:style-name="P4">To date, we have focused on one activity</text:p>
                  </text:list-item>
                </text:list>
              </text:list-item>
              <text:list-item>
                <text:p text:style-name="P4">Activities appear to live forever</text:p>
                <text:list>
                  <text:list-item>
                    <text:p text:style-name="P4">User does not have to explicitly close activities</text:p>
                  </text:list-item>
                  <text:list-item>
                    <text:p text:style-name="P4">User does not necessarily realize an activity was closed by Android “behind the scenes”</text:p>
                  </text:list-item>
                  <text:list-item>
                    <text:p text:style-name="P4">Perception: infinite memory, no manual<text:line-break/>process manipulations necessary</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presentation:placeholder="true">
            <draw:text-box/>
          </draw:frame>
        </presentation:notes>
      </draw:page>
      <draw:page draw:name="page3" draw:style-name="dp1" draw:master-page-name="Android1" presentation:presentation-page-layout-name="AL3T6" draw:id="id3">
        <office:forms form:automatic-focus="false" form:apply-design-mode="false"/>
        <draw:frame presentation:style-name="pr3" draw:text-style-name="P4" draw:layer="layout" svg:width="25.199cm" svg:height="3.507cm" svg:x="1.4cm" svg:y="0.837cm" presentation:class="title">
          <draw:text-box>
            <text:p text:style-name="P4">Characteristics of Activities</text:p>
          </draw:text-box>
        </draw:frame>
        <draw:frame presentation:style-name="pr5" draw:text-style-name="P7" draw:layer="layout" svg:width="24.635cm" svg:height="14.822cm" svg:x="1.4cm" svg:y="4.914cm" presentation:class="outline" presentation:user-transformed="true">
          <draw:text-box>
            <text:list text:style-name="L2">
              <text:list-item>
                <text:p text:style-name="P4"><text:span text:style-name="T2">When Activities Die</text:span></text:p>
                <text:list>
                  <text:list-item>
                    <text:p text:style-name="P4"><text:span text:style-name="T2">When user presses BACK to leave the activity</text:span></text:p>
                  </text:list-item>
                  <text:list-item>
                    <text:p text:style-name="P4"><text:span text:style-name="T2">When user rotates the screen</text:span></text:p>
                    <text:list>
                      <text:list-item>
                        <text:p text:style-name="P4"><text:span text:style-name="T2">You have some alternative options here</text:span></text:p>
                      </text:list-item>
                    </text:list>
                  </text:list-item>
                  <text:list-item>
                    <text:p text:style-name="P4"><text:span text:style-name="T2">When Android deems your activity to be ill-used and it needs the memory</text:span></text:p>
                  </text:list-item>
                  <text:list-item>
                    <text:p text:style-name="P4"><text:span text:style-name="T2">When you call </text:span><text:span text:style-name="T3">finish()</text:span></text:p>
                  </text:list-item>
                  <text:list-item>
                    <text:p text:style-name="P4"><text:span text:style-name="T2">When your activity crashes with an unhandled exception</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6" draw:text-style-name="P3" draw:layer="layout" svg:width="17.271cm" svg:height="12.322cm" svg:x="2.159cm" svg:y="13.271cm" presentation:class="notes" presentation:user-transformed="true">
            <draw:text-box>
              <text:p>We will cover alternative options for handling rotation scenarios later in a later training module.</text:p>
              <text:p/>
              <text:p><text:span text:style-name="T4">finish()</text:span> is what happens when the BACK button is pressed, by default.</text:p>
              <text:p/>
              <text:p/>
            </draw:text-box>
          </draw:frame>
        </presentation:notes>
      </draw:page>
      <draw:page draw:name="page4" draw:style-name="dp1" draw:master-page-name="Android1" presentation:presentation-page-layout-name="AL3T6" draw:id="id4">
        <office:forms form:automatic-focus="false" form:apply-design-mode="false"/>
        <draw:frame presentation:style-name="pr3" draw:text-style-name="P4" draw:layer="layout" svg:width="25.199cm" svg:height="3.507cm" svg:x="1.4cm" svg:y="0.837cm" presentation:class="title">
          <draw:text-box>
            <text:p text:style-name="P4">Characteristics of Activities</text:p>
          </draw:text-box>
        </draw:frame>
        <draw:frame presentation:style-name="pr5" draw:text-style-name="P7" draw:layer="layout" svg:width="24.635cm" svg:height="13.501cm" svg:x="1.4cm" svg:y="4.914cm" presentation:class="outline" presentation:user-transformed="true">
          <draw:text-box>
            <text:list text:style-name="L2">
              <text:list-item>
                <text:p text:style-name="P4">Activity Lifecycle</text:p>
                <text:list>
                  <text:list-item>
                    <text:p text:style-name="P4">You never call a constructor on an activity</text:p>
                    <text:list>
                      <text:list-item>
                        <text:p text:style-name="P4">Activity classes are like plug-ins – the framework creates the objects</text:p>
                      </text:list-item>
                    </text:list>
                  </text:list-item>
                  <text:list-item>
                    <text:p text:style-name="P4">Android will call into the activity at various points to indicate changes of state</text:p>
                    <text:list>
                      <text:list-item>
                        <text:p text:style-name="P4">onCreate() has been the focus so far</text:p>
                      </text:list-item>
                    </text:list>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text-style-name="P6" draw:layer="layout" svg:width="17.271cm" svg:height="12.322cm" svg:x="2.159cm" svg:y="13.271cm" presentation:class="notes" presentation:user-transformed="true">
            <draw:text-box>
              <text:p text:style-name="P3"><text:span text:style-name="T5">Lifecycle methods come in pairs.</text:span></text:p>
            </draw:text-box>
          </draw:frame>
        </presentation:notes>
      </draw:page>
      <draw:page draw:name="page5" draw:style-name="dp1" draw:master-page-name="Android1" presentation:presentation-page-layout-name="AL3T6" draw:id="id5">
        <office:forms form:automatic-focus="false" form:apply-design-mode="false"/>
        <draw:frame presentation:style-name="pr3" draw:text-style-name="P4" draw:layer="layout" svg:width="25.199cm" svg:height="3.507cm" svg:x="1.4cm" svg:y="0.837cm" presentation:class="title">
          <draw:text-box>
            <text:p text:style-name="P4">onCreate() and onDestroy()</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What To Do in <text:span text:style-name="T6">onCreate()</text:span></text:p>
                <text:list>
                  <text:list-item>
                    <text:p text:style-name="P4">Set up the user interface</text:p>
                  </text:list-item>
                  <text:list-item>
                    <text:p text:style-name="P4">Connect to services that do not incur ongoing cost</text:p>
                    <text:list>
                      <text:list-item>
                        <text:p text:style-name="P4">Database</text:p>
                      </text:list-item>
                      <text:list-item>
                        <text:p text:style-name="P4">Telephony</text:p>
                      </text:list-item>
                      <text:list-item>
                        <text:p text:style-name="P4">Your own services</text:p>
                      </text:list-item>
                    </text:list>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5">Telephony example = </text:span><text:span text:style-name="T7">PhoneStateListener</text:span><text:span text:style-name="T5">, to be notified of when the phone goes “off-hook”.</text:span></text:p>
              <text:p text:style-name="P3"><text:span text:style-name="T5"/></text:p>
              <text:p text:style-name="P3"><text:span text:style-name="T5"/></text:p>
            </draw:text-box>
          </draw:frame>
        </presentation:notes>
      </draw:page>
      <draw:page draw:name="page6" draw:style-name="dp1" draw:master-page-name="Android1" presentation:presentation-page-layout-name="AL4T17" draw:id="id6">
        <office:forms form:automatic-focus="false" form:apply-design-mode="false"/>
        <draw:frame presentation:style-name="pr3" draw:text-style-name="P4" draw:layer="layout" svg:width="25.199cm" svg:height="3.507cm" svg:x="1.4cm" svg:y="0.837cm" presentation:class="title">
          <draw:text-box>
            <text:p text:style-name="P4">onCreate() and onDestroy()</text:p>
          </draw:text-box>
        </draw:frame>
        <draw:frame presentation:style-name="pr7" draw:text-style-name="P5" draw:layer="layout" svg:width="25.199cm" svg:height="14.136cm" svg:x="1.4cm" svg:y="4.914cm" presentation:class="outline" presentation:user-transformed="true">
          <draw:text-box>
            <text:list text:style-name="L2">
              <text:list-item>
                <text:p text:style-name="P4"><text:span text:style-name="T6">onDestroy()</text:span></text:p>
                <text:list>
                  <text:list-item>
                    <text:p text:style-name="P4">May be called when an activity is going away</text:p>
                    <text:list>
                      <text:list-item>
                        <text:p text:style-name="P4">Possible that your process will be killed without this being called!</text:p>
                      </text:list-item>
                    </text:list>
                  </text:list-item>
                  <text:list-item>
                    <text:p text:style-name="P4">Each <text:span text:style-name="T6">onCreate()</text:span> will result in at most one <text:span text:style-name="T6">onDestroy()</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6" draw:text-style-name="P3" draw:layer="layout" svg:width="17.271cm" svg:height="12.322cm" svg:x="2.159cm" svg:y="13.271cm" presentation:class="notes" presentation:user-transformed="true">
            <draw:text-box>
              <text:p text:style-name="P3"><text:span text:style-name="T6">onDestroy()</text:span> will not be called if you crash with an exception or if Android has an emergency need for RAM. The emergency most likely would come in the form of an incoming phone call when some stuff just started up that grabbed a bunch of RAM (and hence Android has not had a chance to react yet).</text:p>
              <text:p text:style-name="P3"/>
            </draw:text-box>
          </draw:frame>
        </presentation:notes>
      </draw:page>
      <draw:page draw:name="page7" draw:style-name="dp1" draw:master-page-name="Android1" presentation:presentation-page-layout-name="AL3T6" draw:id="id7">
        <office:forms form:automatic-focus="false" form:apply-design-mode="false"/>
        <draw:frame presentation:style-name="pr3" draw:text-style-name="P4" draw:layer="layout" svg:width="25.199cm" svg:height="3.507cm" svg:x="1.4cm" svg:y="0.837cm" presentation:class="title">
          <draw:text-box>
            <text:p text:style-name="P4">onCreate() and onDestroy()</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What To Do in <text:span text:style-name="T6">onDestroy()</text:span></text:p>
                <text:list>
                  <text:list-item>
                    <text:p text:style-name="P4">Disconnect from services, etc.</text:p>
                  </text:list-item>
                  <text:list-item>
                    <text:p text:style-name="P4">Stop any activity-specific background threads</text:p>
                  </text:list-item>
                  <text:list-item>
                    <text:p text:style-name="P4">Ensure nothing in your application holds onto this Activity instance, so can be garbage-collected</text:p>
                  </text:list-item>
                </text:list>
              </text:list-item>
              <text:list-item>
                <text:p text:style-name="P4">What Not To Do in <text:span text:style-name="T6">onDestroy()</text:span></text:p>
                <text:list>
                  <text:list-item>
                    <text:p text:style-name="P4">Deal with the UI: will get cleaned up for you</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6" draw:layer="layout" svg:width="17.271cm" svg:height="12.573cm" svg:x="2.159cm" svg:y="13.271cm" presentation:class="notes" presentation:placeholder="true">
            <draw:text-box/>
          </draw:frame>
        </presentation:notes>
      </draw:page>
      <draw:page draw:name="page8" draw:style-name="dp1" draw:master-page-name="Android1" presentation:presentation-page-layout-name="AL2T1" draw:id="id8">
        <office:forms form:automatic-focus="false" form:apply-design-mode="false"/>
        <draw:frame presentation:style-name="pr3" draw:text-style-name="P4" draw:layer="layout" svg:width="25.199cm" svg:height="3.507cm" svg:x="1.4cm" svg:y="0.837cm" presentation:class="title">
          <draw:text-box>
            <text:p text:style-name="P4">onPause() and onResume()</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When Activities May Be Paused</text:p>
                <text:list>
                  <text:list-item>
                    <text:p text:style-name="P4">User presses HOME</text:p>
                  </text:list-item>
                  <text:list-item>
                    <text:p text:style-name="P4">You launch another activity</text:p>
                  </text:list-item>
                  <text:list-item>
                    <text:p text:style-name="P4">User takes a phone call or responds to a notification (e.g., incoming SMS)</text:p>
                  </text:list-item>
                </text:list>
              </text:list-item>
              <text:list-item>
                <text:p text:style-name="P4">Goal: while paused, be gentle</text:p>
                <text:list>
                  <text:list-item>
                    <text:p text:style-name="P4">Consume as few resources as possible</text:p>
                  </text:list-item>
                  <text:list-item>
                    <text:p text:style-name="P4">Prepare for possible ejection from memory</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draw:text-box>
              <text:p text:style-name="P3">NOTE: these all also stop the activity, not just pause it, but we'll get to that later in this presentation.</text:p>
            </draw:text-box>
          </draw:frame>
        </presentation:notes>
      </draw:page>
      <draw:page draw:name="page9" draw:style-name="dp1" draw:master-page-name="Android1" presentation:presentation-page-layout-name="AL2T1" draw:id="id9">
        <office:forms form:automatic-focus="false" form:apply-design-mode="false"/>
        <draw:frame presentation:style-name="pr3" draw:text-style-name="P4" draw:layer="layout" svg:width="25.199cm" svg:height="3.507cm" svg:x="1.4cm" svg:y="0.837cm" presentation:class="title">
          <draw:text-box>
            <text:p text:style-name="P4">onPause() and onResume()</text:p>
          </draw:text-box>
        </draw:frame>
        <draw:frame presentation:style-name="pr9" draw:text-style-name="P5" draw:layer="layout" svg:width="25.199cm" svg:height="13.609cm" svg:x="1.4cm" svg:y="4.914cm" presentation:class="outline" presentation:user-transformed="true">
          <draw:text-box>
            <text:list text:style-name="L2">
              <text:list-item>
                <text:p text:style-name="P4"><text:span text:style-name="T6">onPause()</text:span></text:p>
                <text:list>
                  <text:list-item>
                    <text:p text:style-name="P4">Called when another activity takes the foreground</text:p>
                    <text:list>
                      <text:list-item>
                        <text:p text:style-name="P4">Includes being called as part of activity being destroyed</text:p>
                      </text:list-item>
                    </text:list>
                  </text:list-item>
                  <text:list-item>
                    <text:p text:style-name="P4">What to do: stop any resource-hogging actions</text:p>
                    <text:list>
                      <text:list-item>
                        <text:p text:style-name="P4">Network I/O</text:p>
                      </text:list-item>
                      <text:list-item>
                        <text:p text:style-name="P4">GPS access</text:p>
                      </text:list-item>
                      <text:list-item>
                        <text:p text:style-name="P4">Non-essential background threads</text:p>
                      </text:list-item>
                    </text:list>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3" draw:layer="layout" svg:width="17.271cm" svg:height="12.322cm" svg:x="2.159cm" svg:y="13.271cm" presentation:class="notes" presentation:user-transformed="true">
            <draw:text-box>
              <text:p text:style-name="P3"><text:span text:style-name="T6">onPause()</text:span> will be called before <text:span text:style-name="T6">onDestroy()</text:span> for any cases where the activity will be destroyed (e.g., user presses BACK).</text:p>
              <text:p text:style-name="P3"/>
              <text:p text:style-name="P3">One nice thing about <text:span text:style-name="T6">onPause()</text:span> is that it is guaranteed to be called, while <text:span text:style-name="T6">onDestroy()</text:span> is merely very likely to be called.</text:p>
              <text:p text:style-name="P3"/>
            </draw:text-box>
          </draw:frame>
        </presentation:notes>
      </draw:page>
      <draw:page draw:name="page10" draw:style-name="dp1" draw:master-page-name="Android1" presentation:presentation-page-layout-name="AL2T1" draw:id="id10">
        <office:forms form:automatic-focus="false" form:apply-design-mode="false"/>
        <draw:frame presentation:style-name="pr3" draw:text-style-name="P4" draw:layer="layout" svg:width="25.199cm" svg:height="3.507cm" svg:x="1.4cm" svg:y="0.837cm" presentation:class="title">
          <draw:text-box>
            <text:p text:style-name="P4">onPause() and onResume()</text:p>
          </draw:text-box>
        </draw:frame>
        <draw:frame presentation:style-name="pr8" draw:text-style-name="P7" draw:layer="layout" svg:width="25.199cm" svg:height="14.136cm" svg:x="1.4cm" svg:y="4.914cm" presentation:class="outline" presentation:user-transformed="true">
          <draw:text-box>
            <text:list text:style-name="L2">
              <text:list-item>
                <text:p text:style-name="P4"><text:span text:style-name="T6">onResume()</text:span></text:p>
                <text:list>
                  <text:list-item>
                    <text:p text:style-name="P4">Called just before activity comes to the foreground</text:p>
                    <text:list>
                      <text:list-item>
                        <text:p text:style-name="P4">Newly-created or reopened</text:p>
                      </text:list-item>
                      <text:list-item>
                        <text:p text:style-name="P4">After an obscuring activity is closed</text:p>
                      </text:list-item>
                    </text:list>
                  </text:list-item>
                  <text:list-item>
                    <text:p text:style-name="P4">What to do</text:p>
                    <text:list>
                      <text:list-item>
                        <text:p text:style-name="P4">Restart anything you stopped in <text:span text:style-name="T6">onPause()</text:span></text:p>
                      </text:list-item>
                      <text:list-item>
                        <text:p text:style-name="P4">Refresh the UI for any changes that may have<text:line-break/>occurred while user was not looking</text:p>
                      </text:list-item>
                    </text:list>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3cm" svg:x="2.159cm" svg:y="13.271cm" presentation:class="notes">
            <draw:text-box>
              <text:p text:style-name="P3"><text:span text:style-name="T7">onResume()</text:span><text:span text:style-name="T5"> will be called after </text:span><text:span text:style-name="T7">onCreate()</text:span><text:span text:style-name="T5"> when the activity first comes to the foreground, plus when the activity returns to the foreground (e.g., user pressed HOME, then long-taps on HOME and chooses our app from the most-recent tasks list).</text:span></text:p>
              <text:p text:style-name="P3"><text:span text:style-name="T5"/></text:p>
            </draw:text-box>
          </draw:frame>
        </presentation:notes>
      </draw:page>
      <draw:page draw:name="page11" draw:style-name="dp1" draw:master-page-name="Android1" presentation:presentation-page-layout-name="AL2T1" draw:id="id11">
        <office:forms form:automatic-focus="false" form:apply-design-mode="false"/>
        <draw:frame presentation:style-name="pr3" draw:text-style-name="P4" draw:layer="layout" svg:width="25.199cm" svg:height="3.507cm" svg:x="1.4cm" svg:y="0.837cm" presentation:class="title">
          <draw:text-box>
            <text:p text:style-name="P4">onStart() and onStop()</text:p>
          </draw:text-box>
        </draw:frame>
        <draw:frame presentation:style-name="pr8" draw:text-style-name="P5" draw:layer="layout" svg:width="25.199cm" svg:height="14.33cm" svg:x="1.4cm" svg:y="4.914cm" presentation:class="outline" presentation:user-transformed="true">
          <draw:text-box>
            <text:list text:style-name="L2">
              <text:list-item>
                <text:p text:style-name="P4">Visible Lifetime versus Foreground Lifetime</text:p>
                <text:list>
                  <text:list-item>
                    <text:p text:style-name="P4">Visible = can be seen by user</text:p>
                    <text:list>
                      <text:list-item>
                        <text:p text:style-name="P4"><text:span text:style-name="T6">onStart()</text:span> and <text:span text:style-name="T6">onStop()</text:span> are the callback pair</text:p>
                      </text:list-item>
                    </text:list>
                  </text:list-item>
                  <text:list-item>
                    <text:p text:style-name="P4">Foreground = can be used by user</text:p>
                    <text:list>
                      <text:list-item>
                        <text:p text:style-name="P4">Accepts user input, etc.</text:p>
                      </text:list-item>
                      <text:list-item>
                        <text:p text:style-name="P4"><text:span text:style-name="T6">onResume()</text:span> and <text:span text:style-name="T6">onPause()</text:span> are the callback pair</text:p>
                      </text:list-item>
                    </text:list>
                  </text:list-item>
                  <text:list-item>
                    <text:p text:style-name="P4">Visible is larger scope than foreground</text:p>
                    <text:list>
                      <text:list-item>
                        <text:p><text:span text:style-name="T6">onStart()</text:span> called before <text:span text:style-name="T6">onResume()</text:span>,<text:line-break/><text:span text:style-name="T6">onStop()</text:span> called after <text:span text:style-name="T6">onPause()</text:span></text:p>
                      </text:list-item>
                    </text:list>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6" draw:layer="layout" svg:width="17.271cm" svg:height="13.216cm" svg:x="2.159cm" svg:y="13.271cm" presentation:class="notes">
            <draw:text-box>
              <text:p text:style-name="P3"><text:span text:style-name="T5">There are very few scenarios in which an activity will be merely paused and not stopped. Mostly, it involves an activity that is themed to not be full-screen (i.e., looks more like a dialog). That's pretty unusual, and so in practice, the difference between </text:span><text:span text:style-name="T7">onPause()</text:span><text:span text:style-name="T5">/</text:span><text:span text:style-name="T7">onResume()</text:span><text:span text:style-name="T5"> and </text:span><text:span text:style-name="T7">onStop()</text:span><text:span text:style-name="T5">/</text:span><text:span text:style-name="T7">onStart()</text:span><text:span text:style-name="T5"> is miniscule.</text:span></text:p>
              <text:p text:style-name="P3"><text:span text:style-name="T5"/></text:p>
              <text:p text:style-name="P3"><text:span text:style-name="T5">The biggest difference is that while </text:span><text:span text:style-name="T7">onPause()</text:span><text:span text:style-name="T5"> is 100% likely to be called and </text:span><text:span text:style-name="T7">onDestroy()</text:span><text:span text:style-name="T5"> is only 99.44% (estimated) likely to be called, </text:span><text:span text:style-name="T7">onStop()</text:span><text:span text:style-name="T5"> is 99.9999% (estimated) likely to be called. The phone will be pretty sick if Android has to terminate the process of an application that just left the screen, before </text:span><text:span text:style-name="T7">onStop()</text:span><text:span text:style-name="T5"> can be called.</text:span></text:p>
            </draw:text-box>
          </draw:frame>
        </presentation:notes>
      </draw:page>
      <draw:page draw:name="page12" draw:style-name="dp1" draw:master-page-name="Android1" presentation:presentation-page-layout-name="AL2T1" draw:id="id12">
        <office:forms form:automatic-focus="false" form:apply-design-mode="false"/>
        <draw:frame presentation:style-name="pr3" draw:text-style-name="P4" draw:layer="layout" svg:width="25.199cm" svg:height="3.507cm" svg:x="1.4cm" svg:y="0.837cm" presentation:class="title">
          <draw:text-box>
            <text:p text:style-name="P4">onSaveInstanceState()</text:p>
          </draw:text-box>
        </draw:frame>
        <draw:frame presentation:style-name="pr9" draw:text-style-name="P5" draw:layer="layout" svg:width="25.199cm" svg:height="14.093cm" svg:x="1.4cm" svg:y="4.914cm" presentation:class="outline" presentation:user-transformed="true">
          <draw:text-box>
            <text:list text:style-name="L2">
              <text:list-item>
                <text:p text:style-name="P4">Called when the activity may be going away</text:p>
                <text:list>
                  <text:list-item>
                    <text:p text:style-name="P4">Usually around <text:span text:style-name="T6">onPause()</text:span> or <text:span text:style-name="T6">onStop()</text:span> calls</text:p>
                  </text:list-item>
                  <text:list-item>
                    <text:p text:style-name="P4">Not guaranteed to be called but usually is</text:p>
                    <text:list>
                      <text:list-item>
                        <text:p text:style-name="P4">Exception: emergency RAM need, might terminate process</text:p>
                      </text:list-item>
                    </text:list>
                  </text:list-item>
                  <text:list-item>
                    <text:p>Saved state (Bundle) supplied to new instance of Activity</text:p>
                    <text:list>
                      <text:list-item>
                        <text:p><text:span text:style-name="T8">onCreate()</text:span></text:p>
                      </text:list-item>
                      <text:list-item>
                        <text:p><text:span text:style-name="T8">onRestoreInstanceState()</text:span></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3cm" svg:x="2.159cm" svg:y="13.271cm" presentation:class="notes">
            <draw:text-box>
              <text:p text:style-name="P3"><text:span text:style-name="T5">Technically, </text:span><text:span text:style-name="T7">onSaveInstanceState()</text:span><text:span text:style-name="T5"> and </text:span><text:span text:style-name="T7">onRestoreInstanceState()</text:span><text:span text:style-name="T5"> are not lifecycle methods, but they're close enough...</text:span></text:p>
              <text:p text:style-name="P3"><text:span text:style-name="T5"/></text:p>
              <text:p text:style-name="P3"><text:span text:style-name="T5">We will examine </text:span><text:span text:style-name="T7">onSaveInstanceState()</text:span><text:span text:style-name="T5"> more closely in the Rotation present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6.7999992370605pt" style:font-size-asian="14pt" style:font-size-complex="14pt"/>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P10"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1" draw:text-style-name="MP4" draw:layer="backgroundobjects" svg:width="8.432cm" svg:height="1.296cm" svg:x="12.166cm" svg:y="0.991cm">
        <draw:text-box>
          <text:p text:style-name="MP3"><text:span text:style-name="MT1"><presentation:date-time/></text:span></text:p>
        </draw:text-box>
      </draw:frame>
      <draw:frame draw:style-name="Mgr2" draw:text-style-name="MP2" draw:layer="backgroundobjects" svg:width="15.875cm" svg:height="1.296cm" svg:x="1.168cm" svg:y="25.651cm">
        <draw:text-box>
          <text:p text:style-name="MP1"><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5"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6"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draw:frame presentation:style-name="Mpr3" draw:text-style-name="MP8" draw:layer="backgroundobjects" svg:width="8.875cm" svg:height="1.448cm" svg:x="9.576cm" svg:y="19.131cm" presentation:class="footer">
        <draw:text-box>
          <text:p text:style-name="MP8"><text:span text:style-name="MT2">Copyright © 2011 CommonsWare, LLC</text:span></text:p>
        </draw:text-box>
      </draw:frame>
      <draw:frame presentation:style-name="Mpr3" draw:text-style-name="MP9"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9" draw:layer="backgroundobjects" svg:width="9.369cm" svg:height="1.396cm" svg:x="12.22cm" svg:y="0cm" presentation:class="date-time">
          <draw:text-box>
            <text:p text:style-name="MP9"><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1" style:page-layout-name="PM1" draw:style-name="Mdp2">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10" draw:layer="backgroundobjects" svg:width="8.875cm" svg:height="1.448cm" svg:x="9.576cm" svg:y="19.131cm" presentation:class="footer">
        <draw:text-box>
          <text:p text:style-name="MP10"><text:span text:style-name="MT3">Copyright © 2011 CommonsWare, LLC</text:span></text:p>
        </draw:text-box>
      </draw:frame>
      <draw:frame presentation:style-name="Mpr8"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draw:frame draw:style-name="Mgr3" draw:text-style-name="MP5"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9" draw:layer="backgroundobjects" svg:width="9.369cm" svg:height="1.396cm" svg:x="12.22cm" svg:y="0cm" presentation:class="date-time">
          <draw:text-box>
            <text:p text:style-name="MP9"><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initial-creator>Mark Murphy</meta:initial-creator>
    <meta:creation-date>2008-12-22T14:20:41</meta:creation-date>
    <dc:creator>Mark Murphy</dc:creator>
    <dc:date>2011-08-07T11:38:10</dc:date>
    <meta:printed-by>Mark Murphy</meta:printed-by>
    <meta:print-date>2010-10-20T09:28:15</meta:print-date>
    <dc:language>en-US</dc:language>
    <meta:editing-cycles>112</meta:editing-cycles>
    <meta:editing-duration>PT17H11M45S</meta:editing-duration>
    <meta:document-statistic meta:object-count="77"/>
    <meta:user-defined meta:name="Info 1"/>
    <meta:user-defined meta:name="Info 2"/>
    <meta:user-defined meta:name="Info 3"/>
    <meta:user-defined meta:name="Info 4"/>
  </office:meta>
</office:document-meta>
</file>